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c3706" officeooo:paragraph-rsid="000c3706"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091e8f" style:font-style-asian="italic" style:font-style-complex="italic"/>
    </style:style>
    <style:style style:name="P4" style:family="paragraph" style:parent-style-name="Standard">
      <style:text-properties officeooo:paragraph-rsid="00091e8f"/>
    </style:style>
    <style:style style:name="P5" style:family="paragraph" style:parent-style-name="Standard">
      <style:text-properties fo:font-style="normal" fo:background-color="#ffff00" style:font-style-asian="normal" style:font-style-complex="normal"/>
    </style:style>
    <style:style style:name="P6" style:family="paragraph" style:parent-style-name="Standard">
      <style:text-properties fo:font-style="normal" fo:background-color="transparent" style:font-style-asian="normal" style:font-style-complex="normal"/>
    </style:style>
    <style:style style:name="P7" style:family="paragraph" style:parent-style-name="Standard">
      <style:text-properties fo:font-style="normal" officeooo:paragraph-rsid="000eef86" fo:background-color="transparent" style:font-style-asian="normal" style:font-style-complex="normal"/>
    </style:style>
    <style:style style:name="P8" style:family="paragraph" style:parent-style-name="Standard">
      <style:text-properties fo:font-style="normal" officeooo:rsid="000d9427" officeooo:paragraph-rsid="000d9427" style:font-style-asian="normal" style:font-style-complex="normal"/>
    </style:style>
    <style:style style:name="P9" style:family="paragraph" style:parent-style-name="Standard">
      <style:text-properties fo:font-style="normal" style:text-underline-style="solid" style:text-underline-width="auto" style:text-underline-color="font-color" fo:font-weight="bold" officeooo:rsid="000d9427" officeooo:paragraph-rsid="000d9427" style:font-style-asian="normal" style:font-weight-asian="bold" style:font-style-complex="normal" style:font-weight-complex="bold"/>
    </style:style>
    <style:style style:name="P10" style:family="paragraph" style:parent-style-name="Standard">
      <style:text-properties fo:font-style="italic" style:text-underline-style="solid" style:text-underline-width="auto" style:text-underline-color="font-color" fo:font-weight="bold" officeooo:rsid="000d9427" officeooo:paragraph-rsid="000d9427" style:font-style-asian="italic" style:font-weight-asian="bold" style:font-style-complex="italic" style:font-weight-complex="bold"/>
    </style:style>
    <style:style style:name="P11" style:family="paragraph" style:parent-style-name="Standard">
      <style:text-properties fo:font-style="italic" style:text-underline-style="solid" style:text-underline-width="auto" style:text-underline-color="font-color" fo:font-weight="bold" officeooo:rsid="000d9427" officeooo:paragraph-rsid="0015cdff"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officeooo:rsid="000d9427" officeooo:paragraph-rsid="000d9427" fo:background-color="#ffff00" style:font-style-asian="normal" style:font-weight-asian="bold" style:font-style-complex="normal" style:font-weight-complex="bold"/>
    </style:style>
    <style:style style:name="T1" style:family="text">
      <style:text-properties officeooo:rsid="00091e8f"/>
    </style:style>
    <style:style style:name="T2" style:family="text">
      <style:text-properties officeooo:rsid="00118482"/>
    </style:style>
    <style:style style:name="T3" style:family="text">
      <style:text-properties officeooo:rsid="001512ee"/>
    </style:style>
    <style:style style:name="T4" style:family="text">
      <style:text-properties officeooo:rsid="000eef86"/>
    </style:style>
    <style:style style:name="T5" style:family="text">
      <style:text-properties officeooo:rsid="000fe2fe"/>
    </style:style>
    <style:style style:name="T6" style:family="text">
      <style:text-properties officeooo:rsid="00113dae"/>
    </style:style>
    <style:style style:name="T7" style:family="text">
      <style:text-properties officeooo:rsid="0015be19"/>
    </style:style>
    <style:style style:name="T8" style:family="text">
      <style:text-properties officeooo:rsid="0012feea"/>
    </style:style>
    <style:style style:name="T9" style:family="text">
      <style:text-properties officeooo:rsid="00141f1f"/>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5cdf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mprendre la notion de souveraineté</text:p>
      <text:p text:style-name="Standard"/>
      <text:p text:style-name="P2">Depuis les années 1980, une série de travaux ont interrogé les interactions des acteurs de l’économie et des institutions, en soulignant ce que Jean-Pierre Hirsch a appelé « les deux rêves du commerce », soit un tiraillement permanent entre besoin de liberté et besoin de protection. Ces travaux ont aussi montré toutes les difficultés des acteurs de l’économie, pour s’adapter, après la Révolution, aux nouvelles règles de l’individualisme libéral.</text:p>
      <text:p text:style-name="P2">Dans le prolongement de ces travaux, nous voudrions revenir sur le problème de la conservation des savoir-faire techniques rares dans la première moitié du XIXe siècle, qui voit s’affronter les demandes « protectionnistes » des marchands et des fabricants aux principes juridiques libéraux du bureau des Arts et Manufactures et des tribunaux.</text:p>
      <text:p text:style-name="P2">La conservation de ces savoir-faire techniques rares demeure, alors, pour les différentes fabriques françaises une préoccupation essentielle. Marchands et fabricants, notamment des secteurs textiles, s’inquiètent des « embauchages » de leurs ouvriers par des fabriques étrangères concurrentes.</text:p>
      <text:p text:style-name="P3">Certes les administrations préfectorales et municipales, ainsi que le bureau des Arts et Manufactures, partagent leurs inquiétudes, au nom de l’équilibre de la balance du commerce, et mettent en place une surveillance serrée des entreprises d’embauchage. </text:p>
      <text:p text:style-name="P3">Mais la législation post-révolutionnaire reposant sur la liberté du travail et la liberté de circulation donne peu de possibilités d’intervention aux administrations et aux tribunaux. Les articles 417 et 418 du Code pénal n’apparaissent pas du tout adéquats pour garantir la conservation, par les parties prenantes, des « fabriques collectives » de savoir-faire techniques propres à celles-ci. </text:p>
      <text:p text:style-name="P3">Nous montrerons l’inadaptation de cette législation et de son interprétation par les tribunaux aux modalités d’innovations et de circulation des savoir-faire au sein de ces fabriques collectives au moyen d’une étude de cas de la fabrique lyonnaise. Celle-ci fait face au cours des années 1820 à des tentatives nombreuses d’appropriation de savoir-faire mis au point à Lyon, en particulier par les fabriques de soieries londoniennes. La chambre de commerce de Lyon exige alors des mesures de protection que le bureau des Arts et <text:span text:style-name="T1">M</text:span>anufactures comme les tribunaux lui refusent.</text:p>
      <text:p text:style-name="P4"/>
      <text:p text:style-name="P5">1. Expliquez en 5 lignes, au travers de cet exemple, certes ancien et local mais bien fondateur, la genèse de la souveraineté.</text:p>
      <text:p text:style-name="P6"><text:tab/><text:span text:style-name="T2">Suite à la révolution, un </text:span><text:span text:style-name="T3">nouveau </text:span><text:span text:style-name="T2">system </text:span><text:span text:style-name="T3">de marchandises donne au</text:span><text:span text:style-name="T2"> différentes fabriques </text:span><text:span text:style-name="T3">et marchands une plus grande liberté sur leur</text:span><text:span text:style-name="T2"> productions. A travers ceci les fabriques prennent peur de la possiblité de plagia en leur methodes de productions. </text:span><text:span text:style-name="T4">A la fois crée à travers la concurence au meilleur savoir-faire </text:span><text:span text:style-name="T5">et donc d’un produit de qualité plus élevé. Mais aussi </text:span><text:span text:style-name="T6">dus </text:span><text:span text:style-name="T2">à une surveillance sur les entreprises d’embauche, une souverainté c’est crée pour </text:span><text:span text:style-name="T7">que chaque corps economique se pousse à </text:span><text:span text:style-name="T2">controler le marché.</text:span></text:p>
      <text:p text:style-name="P5"/>
      <text:p text:style-name="P5">2. Raccrochez rapidement cette notion aux CM sur la Mondialisation/Démondialisation et sur l’Intelligence économique.</text:p>
      <text:p text:style-name="P7"><text:tab/><text:span text:style-name="T8">Premièrement, vue de la Mondialisation, cette example peut démontrer que lorsque un industrie peut s’etendre avec moins de restraintes légales soit dans un marché plus libre. Il y a une naissance de concurance entre entreprises.</text:span></text:p>
      <text:p text:style-name="P7"><text:tab/><text:span text:style-name="T8">De plus, la surveillance des entreprises d’embauche, est liée à l’intélligence economique car, les employé sont selectionnées selon des critère, filtrant des possible “taupes” ou personnes ayant des buts a sens inverse de ceux de l’entreprise.</text:span></text:p>
      <text:p text:style-name="P5"/>
      <text:p text:style-name="P5">3. Expliquez quelle ambivalence est créée par ce concept de souveraineté.</text:p>
      <text:p text:style-name="P7"><text:tab/><text:span text:style-name="T9">L’ambivalence créée est celle </text:span></text:p>
      <text:p text:style-name="P8"/>
      <text:p text:style-name="P8"/>
      <text:p text:style-name="P8"/>
      <text:p text:style-name="P8"/>
      <text:p text:style-name="P9"><text:soft-page-break/>2. Les axes de mise en œuvre de la souveraineté</text:p>
      <text:p text:style-name="P9"><text:span text:style-name="T10"/></text:p>
      <text:p text:style-name="P10"><text:span text:style-name="T10">« […] Pourtant, l'Europe a de plus en plus besoin de croissance. L'UE entre dans la première période de son histoire récente où la croissance ne sera pas soutenue par l'augmentation de la population. D'ici à 2040, la population active devrait diminuer de près de 2 millions de travailleurs par an. Nous devrons nous appuyer davantage sur la productivité pour stimuler la croissance.</text:span></text:p>
      <text:p text:style-name="P10"><text:span text:style-name="T10">Si l'UE devait maintenir son taux de croissance moyen de la productivité depuis 2015, cela ne suffirait qu'à maintenir le PIB constant jusqu'en 2050.</text:span></text:p>
      <text:p text:style-name="P10"><text:span text:style-name="T10">Alors que l'UE est confrontée à une série de nouveaux besoins d'investissement qui devront être financés par une croissance plus forte. Pour numériser et décarboniser l'économie et accroître notre capacité de défense, la part des investissements en Europe devra augmenter d'environ 5 points de pourcentage du PIB pour atteindre les niveaux observés pour la dernière fois dans les années 1960 et 1970. C'est sans précédent : à titre de comparaison, les investissements supplémentaires réalisés dans le cadre du plan Marshall entre 1948 et 1951 représentaient environ 1 à 2 % du PIB par an.</text:span></text:p>
      <text:p text:style-name="P10"><text:span text:style-name="T10">Si l'Europe ne parvient pas à devenir plus productive, nous serons contraints de choisir. Nous ne pourrons pas devenir, à la fois, un leader dans les nouvelles technologies, un phare dans le domaine de l'éducation et un leader dans le domaine de la santé.</text:span></text:p>
      <text:p text:style-name="P10"><text:span text:style-name="T10">Nous ne pourrons pas financer notre modèle social. Nous devrons revoir à la baisse certaines de nos</text:span></text:p>
      <text:p text:style-name="P11"><text:span text:style-name="T10">ambitions, voire toutes. Il s'agit d'un défi existentiel. Les valeurs fondamentales de l'Europe sont la prospérité, l'équité, la liberté, la paix et la démocratie dans un environnement durable. L'UE existe pour garantir que les Européens puissent toujours bénéficier de ces droits fondamentaux.</text:span></text:p>
      <text:p text:style-name="P11"><text:span text:style-name="T10">Si l'Europe ne peut plus les offrir à ses citoyens, ou si elle doit les sacrifier les uns contre les autres, elle aura perdu sa raison d'être. La seule façon de relever ce défi est de croître et de devenir plus productif, tout en préservant nos valeurs d'équité et d'inclusion sociale. Et le seul moyen de devenir plus productif est que l'Europe change radicalement. Trois domaines d'action pour relancer la croissance Le présent rapport identifie trois grands domaines d'action pour relancer la croissance durable.</text:span></text:p>
      <text:p text:style-name="P10"><text:span text:style-name="T10">(NB : le présent extrait ne présente qu’un seul domaine d’action « Réduction du déficit d’innovation », les deux autres étant « Plan de décarbonation et de compétitivité » et « Accroissement de la sécurité de l’Union Européenne et réduction des dépendances »)</text:span></text:p>
      <text:p text:style-name="P10"><text:span text:style-name="T10">Dans chaque domaine, nous ne partons pas de zéro. L'UE dispose encore d'atouts généraux - tels que des systèmes d'éducation et de santé solides et des États providence robustes - et d'atouts spécifiques sur lesquels s'appuyer. Mais nous ne parvenons pas collectivement à convertir ces atouts en industries productives et compétitives sur la scène mondiale. Tout d'abord, et c'est le plus important, l'Europe doit profondément recentrer ses efforts collectifs sur le comblement du fossé en matière d'innovation avec les États-Unis et la Chine, en particulier dans le domaine des technologies de pointe.</text:span></text:p>
      <text:p text:style-name="P10"><text:span text:style-name="T10">L'Europe est coincée dans une structure industrielle statique, avec peu de nouvelles entreprises qui se développent pour perturber les industries existantes ou développer de nouveaux moteurs de croissance. En fait, aucune entreprise européenne dont la capitalisation boursière dépasse 100 milliards d'euros n'a été créée de toutes pièces dans l'UE au cours des cinquante dernières années, alors que les six entreprises américaines dont la capitalisation boursière est supérieure à 1 000 milliards d'euros ont été créées au cours de cette période. Ce manque de dynamisme s'impose de lui-même.</text:span></text:p>
      <text:p text:style-name="P10"><text:span text:style-name="T10">Comme les entreprises de l'UE sont spécialisées dans des technologies matures où le potentiel de percée est limité, elles dépensent moins pour la recherche et l'innovation (R&amp;I) - 270 milliards d'euros de moins que leurs homologues américaines en 2021. Les trois premiers investisseurs dans la R&amp;I en Europe ont été dominés par les entreprises du secteur automobile au cours des vingt dernières années. Il en a été de même aux États-Unis au début des années 2000, avec l'automobile et la pharmacie en tête, mais aujourd'hui, les trois premiers sont tous dans la technologie. Le </text:span><text:soft-page-break/><text:span text:style-name="T10">problème n'est pas que l'Europe manque d'idées ou d'ambition. Nous avons de nombreux chercheurs et</text:span></text:p>
      <text:p text:style-name="P10"><text:span text:style-name="T10">entrepreneurs talentueux qui déposent des brevets.</text:span></text:p>
      <text:p text:style-name="P10"><text:span text:style-name="T10">Mais l'innovation est bloquée à l'étape suivante : nous ne parvenons pas à traduire l'innovation en</text:span></text:p>
      <text:p text:style-name="P10"><text:span text:style-name="T10">commercialisation, et les entreprises innovantes qui veulent passer à l'échelle supérieure en Europe ne sont pas en mesure de le faire, entravées à chaque étape par des réglementations incohérentes et restrictives. En conséquence, de nombreux entrepreneurs européens préfèrent rechercher des financements auprès de sociétés de capital-risque américaines et se développer sur le marché américain.</text:span></text:p>
      <text:p text:style-name="P10"><text:span text:style-name="T10">Entre 2008 et 2021, près de 30 % des « licornes » fondées en Europe - des entreprises dont la valeur a dépassé le milliard de dollars - ont transféré leur siège social à l'étranger, la grande majorité d'entre elles s'installant aux États-Unis. Alors que le monde est à l'aube d'une révolution de l'IA, l'Europe ne peut pas se permettre de rester bloquée dans les « technologies et industries intermédiaires » du siècle dernier. Nous devons libérer notre potentiel d'innovation. Cela sera essentiel non seulement pour être à la pointe des nouvelles technologies, mais aussi pour intégrer l'IA dans les activités de l'entreprise, afin qu'elles puissent rester à l'avant-garde […] »</text:span></text:p>
      <text:p text:style-name="P9"><text:span text:style-name="T10"/></text:p>
      <text:p text:style-name="P12"><text:span text:style-name="T10">4. Décelez quels sont les principaux leviers de renforcement de la souveraineté.</text:span></text:p>
      <text:p text:style-name="P9"><text:span text:style-name="T10"><text:tab/></text:span><text:span text:style-name="T11">f</text:span></text:p>
      <text:p text:style-name="P12"><text:span text:style-name="T10">5. Imaginez quelles sont les conséquences, dépassant la question de souveraineté, de la</text:span></text:p>
      <text:p text:style-name="P12"><text:span text:style-name="T10">phrase soulignée.</text:span></text:p>
      <text:p text:style-name="P9"><text:span text:style-name="T10"><text:tab/></text:span><text:span text:style-name="T11">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53:55.598000000</meta:creation-date>
    <dc:date>2024-10-18T16:37:29.768000000</dc:date>
    <meta:editing-duration>PT43M29S</meta:editing-duration>
    <meta:editing-cycles>14</meta:editing-cycles>
    <meta:generator>LibreOffice/24.8.1.2$Windows_X86_64 LibreOffice_project/87fa9aec1a63e70835390b81c40bb8993f1d4ff6</meta:generator>
    <meta:document-statistic meta:table-count="0" meta:image-count="0" meta:object-count="0" meta:page-count="3" meta:paragraph-count="35" meta:word-count="1476" meta:character-count="9550" meta:non-whitespace-character-count="8100"/>
  </office:meta>
</office:document-meta>
</file>